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co24" style:family="table-column">
      <style:table-column-properties fo:break-before="auto" style:column-width="2.1098in"/>
    </style:style>
    <style:style style:name="co25" style:family="table-column">
      <style:table-column-properties fo:break-before="auto" style:column-width="1.7425in"/>
    </style:style>
    <style:style style:name="co26" style:family="table-column">
      <style:table-column-properties fo:break-before="auto" style:column-width="2.7654in"/>
    </style:style>
    <style:style style:name="co27" style:family="table-column">
      <style:table-column-properties fo:break-before="auto" style:column-width="3.1839in"/>
    </style:style>
    <style:style style:name="co28" style:family="table-column">
      <style:table-column-properties fo:break-before="auto" style:column-width="1.061in"/>
    </style:style>
    <style:style style:name="co29" style:family="table-column">
      <style:table-column-properties fo:break-before="auto" style:column-width="0.7598in"/>
    </style:style>
    <style:style style:name="co30" style:family="table-column">
      <style:table-column-properties fo:break-before="auto" style:column-width="1.389in"/>
    </style:style>
    <style:style style:name="co31" style:family="table-column">
      <style:table-column-properties fo:break-before="auto" style:column-width="1.1398in"/>
    </style:style>
    <style:style style:name="co32" style:family="table-column">
      <style:table-column-properties fo:break-before="auto" style:column-width="1.2575in"/>
    </style:style>
    <style:style style:name="co33" style:family="table-column">
      <style:table-column-properties fo:break-before="auto" style:column-width="0.497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1.3071in" fo:break-before="auto" style:use-optimal-row-height="true"/>
    </style:style>
    <style:style style:name="ro3" style:family="table-row">
      <style:table-row-properties style:row-height="0.8366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764in" fo:break-before="auto" style:use-optimal-row-height="true"/>
    </style:style>
    <style:style style:name="ro7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2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5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193in" draw:z-index="0" draw:name="http://img-europe.electrocomponents.com/uk/img/site/symbols/newSmall.gif" draw:style-name="gr1" draw:text-style-name="P1" svg:width="0.0098in" svg:height="0.0098in" svg:x="0in" svg:y="0.0094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13" office:value-type="float" office:value="0.172">
            <text:p>0.172</text:p>
          </table:table-cell>
          <table:table-cell table:style-name="Default"/>
          <table:table-cell/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 table:style-name="ce16" office:value-type="float" office:value="0.94">
            <text:p>0.9400</text:p>
          </table:table-cell>
          <table:table-cell table:style-name="Default" office:value-type="string">
            <text:p>at 160pc</text:p>
          </table:table-cell>
          <table:table-cell office:value-type="string">
            <text:p>at 160pc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 table:style-name="ce16" office:value-type="float" office:value="0.36">
            <text:p>0.3600</text:p>
          </table:table-cell>
          <table:table-cell table:style-name="Default" office:value-type="string">
            <text:p>at 160pc</text:p>
          </table:table-cell>
          <table:table-cell office:value-type="string">
            <text:p>at 160pc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 office:value-type="float" office:value="4">
            <text:p>4</text:p>
          </table:table-cell>
          <table:table-cell table:style-name="ce16" office:value-type="float" office:value="0.165">
            <text:p>0.1650</text:p>
          </table:table-cell>
          <table:table-cell table:style-name="Default" office:value-type="string">
            <text:p>at120pc</text:p>
          </table:table-cell>
          <table:table-cell office:value-type="string">
            <text:p>at120pc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/>
          <table:table-cell table:style-name="ce16" office:value-type="float" office:value="0.29">
            <text:p>0.2900</text:p>
          </table:table-cell>
          <table:table-cell table:style-name="Default" office:value-type="string">
            <text:p>no brk</text:p>
          </table:table-cell>
          <table:table-cell office:value-type="string">
            <text:p>no brk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9694390">
            <text:p>9694390</text:p>
          </table:table-cell>
          <table:table-cell office:value-type="string">
            <text:p>EEEFC1C680P — PANASONIC — Aluminium Electrolytic </text:p>
          </table:table-cell>
          <table:table-cell table:style-name="ce6" office:value-type="string">
            <text:p>CAPACITOR, CASE E, 68UF, 16V</text:p>
          </table:table-cell>
          <table:table-cell office:value-type="float" office:value="3">
            <text:p>3</text:p>
          </table:table-cell>
          <table:table-cell table:style-name="ce16"/>
          <table:table-cell table:style-name="Default"/>
          <table:table-cell/>
        </table:table-row>
        <table:table-row table:style-name="ro5">
          <table:table-cell/>
          <table:table-cell office:value-type="string">
            <text:p>Farnell</text:p>
          </table:table-cell>
          <table:table-cell office:value-type="string">
            <text:p>3835870</text:p>
          </table:table-cell>
          <table:table-cell table:style-name="ce6" office:value-type="string">
            <text:p>EEVFK1C221P.</text:p>
          </table:table-cell>
          <table:table-cell table:style-name="ce6" office:value-type="string">
            <text:p>CAPACITOR, CASE E 220UF 16V </text:p>
          </table:table-cell>
          <table:table-cell office:value-type="float" office:value="3">
            <text:p>3</text:p>
          </table:table-cell>
          <table:table-cell table:style-name="ce16"/>
          <table:table-cell table:style-name="Default"/>
          <table:table-cell/>
        </table:table-row>
        <table:table-row table:style-name="ro5">
          <table:table-cell table:number-columns-repeated="2"/>
          <table:table-cell office:value-type="float" office:value="1463377">
            <text:p>1463377</text:p>
          </table:table-cell>
          <table:table-cell office:value-type="string">
            <text:p>JMK212BJ106KD-T — TAIYO YUDEN — Ceramic Multi-layer</text:p>
          </table:table-cell>
          <table:table-cell table:style-name="ce6" office:value-type="string">
            <text:p>CAPACITOR, 0805, 10UF, 6.3V, X5R</text:p>
          </table:table-cell>
          <table:table-cell office:value-type="float" office:value="1">
            <text:p>1</text:p>
          </table:table-cell>
          <table:table-cell table:style-name="ce16" office:value-type="float" office:value="0.05">
            <text:p>0.0500</text:p>
          </table:table-cell>
          <table:table-cell table:style-name="Default" office:value-type="string">
            <text:p>no brk</text:p>
          </table:table-cell>
          <table:table-cell office:value-type="string">
            <text:p>no brk</text:p>
          </table:table-cell>
        </table:table-row>
        <table:table-row table:style-name="ro6">
          <table:table-cell table:number-columns-repeated="2"/>
          <table:table-cell office:value-type="float" office:value="1454380">
            <text:p>1454380</text:p>
          </table:table-cell>
          <table:table-cell office:value-type="string">
            <text:p>MC34231-011-21 — MULTICOMP — Rocker</text:p>
          </table:table-cell>
          <table:table-cell table:style-name="ce6" office:value-type="string">
            <text:p>ROCKER SWITCH, SPDT, BLACK</text:p>
          </table:table-cell>
          <table:table-cell office:value-type="float" office:value="1">
            <text:p>1</text:p>
          </table:table-cell>
          <table:table-cell table:style-name="ce16" office:value-type="float" office:value="0.89">
            <text:p>0.8900</text:p>
          </table:table-cell>
          <table:table-cell table:style-name="Default"/>
          <table:table-cell/>
        </table:table-row>
        <table:table-row table:style-name="ro5">
          <table:table-cell table:number-columns-repeated="2"/>
          <table:table-cell table:style-name="ce6" office:value-type="float" office:value="1555992">
            <text:p>1555992</text:p>
          </table:table-cell>
          <table:table-cell office:value-type="string">
            <text:p>FSM8JSMA — TYCO ELECTRONICS — Pushbutton </text:p>
          </table:table-cell>
          <table:table-cell table:style-name="ce6" office:value-type="string">
            <text:p>SWITCH, TACTILE, SPNO, SMD</text:p>
          </table:table-cell>
          <table:table-cell office:value-type="float" office:value="1">
            <text:p>1</text:p>
          </table:table-cell>
          <table:table-cell table:style-name="ce16" office:value-type="float" office:value="0.133">
            <text:p>0.1330</text:p>
          </table:table-cell>
          <table:table-cell table:style-name="Default" office:value-type="string">
            <text:p>bgs o 25</text:p>
          </table:table-cell>
          <table:table-cell office:value-type="string">
            <text:p>bgs o 25</text:p>
          </table:table-cell>
        </table:table-row>
        <table:table-row table:style-name="ro1" table:number-rows-repeated="6548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9bom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number-columns-repeated="243" table:default-cell-style-name="Default"/>
        <table:table-row table:style-name="ro7">
          <table:table-cell table:style-name="ce3" office:value-type="string">
            <text:p>component ID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order code, farnell unless specified</text:p>
          </table:table-cell>
          <table:table-cell table:style-name="ce3" office:value-type="string">
            <text:p>Description</text:p>
          </table:table-cell>
          <table:table-cell table:style-name="ce3" table:number-columns-repeated="2"/>
          <table:table-cell table:style-name="ce3" office:value-type="string">
            <text:p>price</text:p>
          </table:table-cell>
          <table:table-cell table:style-name="ce3"/>
          <table:table-cell table:style-name="ce3" office:value-type="string">
            <text:p>unit proce</text:p>
          </table:table-cell>
          <table:table-cell table:style-name="ce3" office:value-type="string">
            <text:p>package</text:p>
          </table:table-cell>
          <table:table-cell table:style-name="ce3" table:number-columns-repeated="246"/>
        </table:table-row>
        <table:table-row table:style-name="ro5">
          <table:table-cell office:value-type="string">
            <text:p>C1, 2,6</text:p>
          </table:table-cell>
          <table:table-cell office:value-type="string">
            <text:p>68u</text:p>
          </table:table-cell>
          <table:table-cell table:style-name="ce6" office:value-type="float" office:value="9694390">
            <text:p>9694390</text:p>
          </table:table-cell>
          <table:table-cell office:value-type="string">
            <text:p>EEEFC1C680P — PANASONIC — Aluminium Electrolytic </text:p>
          </table:table-cell>
          <table:table-cell table:style-name="ce6" office:value-type="string">
            <text:p>CAPACITOR, CASE E, 68UF, 16V</text:p>
          </table:table-cell>
          <table:table-cell table:number-columns-repeated="4"/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float" office:value="1463377">
            <text:p>1463377</text:p>
          </table:table-cell>
          <table:table-cell office:value-type="string">
            <text:p>JMK212BJ106KD-T — TAIYO YUDEN — Ceramic Multi-layer</text:p>
          </table:table-cell>
          <table:table-cell table:style-name="ce6" office:value-type="string">
            <text:p>CAPACITOR, 0805, 10UF, 6.3V, X5R</text:p>
          </table:table-cell>
          <table:table-cell/>
          <table:table-cell table:style-name="ce16" office:value-type="float" office:value="0.05">
            <text:p>0.0500</text:p>
          </table:table-cell>
          <table:table-cell office:value-type="string">
            <text:p>no brk</text:p>
          </table:table-cell>
          <table:table-cell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15</text:p>
          </table:table-cell>
          <table:table-cell office:value-type="string">
            <text:p>NOT fiTTED</text:p>
          </table:table-cell>
          <table:table-cell table:number-columns-repeated="7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5">
          <table:table-cell office:value-type="string">
            <text:p>C20,21,23,24</text:p>
          </table:table-cell>
          <table:table-cell office:value-type="string">
            <text:p>NOT FITTED</text:p>
          </table:table-cell>
          <table:table-cell table:number-columns-repeated="7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3,7,8</text:p>
          </table:table-cell>
          <table:table-cell office:value-type="string">
            <text:p>220u</text:p>
          </table:table-cell>
          <table:table-cell office:value-type="string">
            <text:p>3835870</text:p>
          </table:table-cell>
          <table:table-cell table:style-name="ce6" office:value-type="string">
            <text:p>EEVFK1C221P.</text:p>
          </table:table-cell>
          <table:table-cell table:style-name="ce6" office:value-type="string">
            <text:p>CAPACITOR, CASE E 220UF 16V </text:p>
          </table:table-cell>
          <table:table-cell table:number-columns-repeated="4"/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4,9,16</text:p>
          </table:table-cell>
          <table:table-cell office:value-type="string">
            <text:p>0.47u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number-columns-repeated="3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5,10,12,17,18,19,22,</text:p>
          </table:table-cell>
          <table:table-cell office:value-type="string">
            <text:p>100n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table:number-columns-repeated="3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ON-CHGIN</text:p>
          </table:table-cell>
          <table:table-cell office:value-type="string">
            <text:p>charger in</text:p>
          </table:table-cell>
          <table:table-cell office:value-type="string">
            <text:p>Rs 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table:number-columns-repeated="3"/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office:value-type="string">
            <text:p>CON-SLUG</text:p>
          </table:table-cell>
          <table:table-cell table:number-columns-repeated="8"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CON1,2,3,4</text:p>
          </table:table-cell>
          <table:table-cell office:value-type="string">
            <text:p>MODULE_CON</text:p>
          </table:table-cell>
          <table:table-cell table:number-columns-repeated="7"/>
          <table:table-cell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D4</text:p>
          </table:table-cell>
          <table:table-cell office:value-type="string">
            <text:p>12cwr04fntrpbf-diode</text:p>
          </table:table-cell>
          <table:table-cell table:number-columns-repeated="7"/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office:value-type="string">
            <text:p>D5,6,7</text:p>
          </table:table-cell>
          <table:table-cell table:number-columns-repeated="8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6">
          <table:table-cell office:value-type="string">
            <text:p>F1</text:p>
          </table:table-cell>
          <table:table-cell/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 table:number-columns-repeated="4"/>
          <table:table-cell table:style-name="ce13" office:value-type="float" office:value="0.172">
            <text:p>0.172</text:p>
          </table:table-cell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IC2 ,3 ,4</text:p>
          </table:table-cell>
          <table:table-cell office:value-type="string">
            <text:p>MAX1626ESA+</text:p>
          </table:table-cell>
          <table:table-cell table:number-columns-repeated="7"/>
          <table:table-cell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IC5</text:p>
          </table:table-cell>
          <table:table-cell office:value-type="string">
            <text:p>MAX4069</text:p>
          </table:table-cell>
          <table:table-cell table:number-columns-repeated="7"/>
          <table:table-cell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office:value-type="string">
            <text:p>LED1,2,8,9,10,11,12,13,14,15</text:p>
          </table:table-cell>
          <table:table-cell table:number-columns-repeated="8"/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table:number-columns-repeated="7"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243"/>
        </table:table-row>
        <table:table-row table:style-name="ro1">
          <table:table-cell office:value-type="string">
            <text:p>Q1,2,3,</text:p>
          </table:table-cell>
          <table:table-cell office:value-type="string">
            <text:p>FDS4435</text:p>
          </table:table-cell>
          <table:table-cell table:number-columns-repeated="7"/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Q4,5,6</text:p>
          </table:table-cell>
          <table:table-cell office:value-type="string">
            <text:p>2N7002</text:p>
          </table:table-cell>
          <table:table-cell table:number-columns-repeated="7"/>
          <table:table-cell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office:value-type="string">
            <text:p>Q7,8,9,</text:p>
          </table:table-cell>
          <table:table-cell office:value-type="string">
            <text:p>NOT FITTED</text:p>
          </table:table-cell>
          <table:table-cell table:number-columns-repeated="7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1,9,10,11,13,17,19,20,29,31</text:p>
          </table:table-cell>
          <table:table-cell office:value-type="string">
            <text:p>220K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15</text:p>
          </table:table-cell>
          <table:table-cell table:number-columns-repeated="8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16</text:p>
          </table:table-cell>
          <table:table-cell office:value-type="string">
            <text:p>30k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2,18,23,32</text:p>
          </table:table-cell>
          <table:table-cell office:value-type="string">
            <text:p>10k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21</text:p>
          </table:table-cell>
          <table:table-cell office:value-type="string">
            <text:p>NOT FITTED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22</text:p>
          </table:table-cell>
          <table:table-cell table:number-columns-repeated="8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24</text:p>
          </table:table-cell>
          <table:table-cell office:value-type="string">
            <text:p>2k7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25,26,28,30</text:p>
          </table:table-cell>
          <table:table-cell office:value-type="string">
            <text:p>0.04R</text:p>
          </table:table-cell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/>
          <table:table-cell table:style-name="ce16" office:value-type="float" office:value="0.165">
            <text:p>0.1650</text:p>
          </table:table-cell>
          <table:table-cell office:value-type="string">
            <text:p>at120pc</text:p>
          </table:table-cell>
          <table:table-cell/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27</text:p>
          </table:table-cell>
          <table:table-cell table:number-columns-repeated="8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3</text:p>
          </table:table-cell>
          <table:table-cell office:value-type="string">
            <text:p>47k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5">
          <table:table-cell office:value-type="string">
            <text:p>R4,5,6,7,8,12,14</text:p>
          </table:table-cell>
          <table:table-cell office:value-type="string">
            <text:p>330r</text:p>
          </table:table-cell>
          <table:table-cell table:number-columns-repeated="7"/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RL1</text:p>
          </table:table-cell>
          <table:table-cell office:value-type="string">
            <text:p>SRM-1C-SL-5VDCRELAY</text:p>
          </table:table-cell>
          <table:table-cell table:number-columns-repeated="7"/>
          <table:table-cell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S1</text:p>
          </table:table-cell>
          <table:table-cell/>
          <table:table-cell table:style-name="ce6" office:value-type="float" office:value="1555992">
            <text:p>1555992</text:p>
          </table:table-cell>
          <table:table-cell office:value-type="string">
            <text:p>FSM8JSMA — TYCO ELECTRONICS — Pushbutton </text:p>
          </table:table-cell>
          <table:table-cell table:style-name="ce6" office:value-type="string">
            <text:p>SWITCH, TACTILE, SPNO, SMD</text:p>
          </table:table-cell>
          <table:table-cell/>
          <table:table-cell table:style-name="ce16" office:value-type="float" office:value="0.133">
            <text:p>0.1330</text:p>
          </table:table-cell>
          <table:table-cell office:value-type="string">
            <text:p>bgs o 25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U$1,2,3</text:p>
          </table:table-cell>
          <table:table-cell office:value-type="string">
            <text:p>09INDUCTOR</text:p>
          </table:table-cell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/>
          <table:table-cell table:style-name="ce16" office:value-type="float" office:value="0.29">
            <text:p>0.2900</text:p>
          </table:table-cell>
          <table:table-cell office:value-type="string">
            <text:p>no brk</text:p>
          </table:table-cell>
          <table:table-cell/>
          <table:table-cell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U$10</text:p>
          </table:table-cell>
          <table:table-cell office:value-type="string">
            <text:p>09SWITCH</text:p>
          </table:table-cell>
          <table:table-cell table:number-columns-repeated="7"/>
          <table:table-cell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office:value-type="string">
            <text:p>U$24</text:p>
          </table:table-cell>
          <table:table-cell office:value-type="string">
            <text:p>SMT2X7</text:p>
          </table:table-cell>
          <table:table-cell table:number-columns-repeated="7"/>
          <table:table-cell table:number-columns-repeated="2" office:value-type="string">
            <text:p>SMT2X7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U$4</text:p>
          </table:table-cell>
          <table:table-cell office:value-type="string">
            <text:p>dhrgrun</text:p>
          </table:table-cell>
          <table:table-cell table:number-columns-repeated="7"/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U$5 ,6,7,8,9,10</text:p>
          </table:table-cell>
          <table:table-cell office:value-type="string">
            <text:p>batcon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/>
          <table:table-cell table:style-name="ce16" office:value-type="float" office:value="0.94">
            <text:p>0.9400</text:p>
          </table:table-cell>
          <table:table-cell table:number-columns-repeated="2" office:value-type="string">
            <text:p>at 160pc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U$9</text:p>
          </table:table-cell>
          <table:table-cell office:value-type="string">
            <text:p>MSP430F169</text:p>
          </table:table-cell>
          <table:table-cell table:number-columns-repeated="7"/>
          <table:table-cell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5">
          <table:table-cell office:value-type="string">
            <text:p>XB3</text:p>
          </table:table-cell>
          <table:table-cell office:value-type="string">
            <text:p>XBEE</text:p>
          </table:table-cell>
          <table:table-cell table:number-columns-repeated="7"/>
          <table:table-cell table:number-columns-repeated="2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43"/>
        </table:table-row>
      </table:table>
      <table:database-ranges>
        <table:database-range table:target-range-address="09bom.A2:09bom.IV6553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9">08/29/2008</text:date>, <text:time>20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Spanton</meta:initial-creator>
    <meta:creation-date>2007-09-03T10:05:19</meta:creation-date>
    <dc:creator>Tom Bennellick</dc:creator>
    <dc:date>2008-08-29T20:07:59</dc:date>
    <meta:editing-cycles>53</meta:editing-cycles>
    <meta:editing-duration>PT9H49M39S</meta:editing-duration>
    <meta:user-defined meta:name="Info 1"/>
    <meta:user-defined meta:name="Info 2"/>
    <meta:user-defined meta:name="Info 3"/>
    <meta:user-defined meta:name="Info 4"/>
    <meta:document-statistic meta:table-count="4" meta:cell-count="999" meta:object-count="2"/>
  </office:meta>
</office:document-meta>
</file>